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ans_1.ttf" manifest:media-type="application/x-font-ttf"/>
  <manifest:file-entry manifest:full-path="Fonts/Font_Lucida_Sans_1.ttf" manifest:media-type="application/x-font-ttf"/>
  <manifest:file-entry manifest:full-path="Fonts/Font_TeXGyreHeros_1.ttf" manifest:media-type="application/x-font-ttf"/>
  <manifest:file-entry manifest:full-path="Fonts/Font_Liberation_Sans_2.ttf" manifest:media-type="application/x-font-ttf"/>
  <manifest:file-entry manifest:full-path="Fonts/Font_TeXGyreHeros_2.ttf" manifest:media-type="application/x-font-ttf"/>
  <manifest:file-entry manifest:full-path="Fonts/Font_Lucida_Sans_2.ttf" manifest:media-type="application/x-font-ttf"/>
  <manifest:file-entry manifest:full-path="Fonts/Font_Liberation_Sans_3.ttf" manifest:media-type="application/x-font-ttf"/>
  <manifest:file-entry manifest:full-path="Fonts/Font_TeXGyreHeros_3.ttf" manifest:media-type="application/x-font-ttf"/>
  <manifest:file-entry manifest:full-path="Fonts/Font_Lucida_Sans_3.ttf" manifest:media-type="application/x-font-ttf"/>
  <manifest:file-entry manifest:full-path="Fonts/Font_Liberation_Sans_4.ttf" manifest:media-type="application/x-font-ttf"/>
  <manifest:file-entry manifest:full-path="Fonts/Font_TeXGyreHeros_4.ttf" manifest:media-type="application/x-font-ttf"/>
  <manifest:file-entry manifest:full-path="Fonts/Font_TeXGyreTermes_1.ttf" manifest:media-type="application/x-font-ttf"/>
  <manifest:file-entry manifest:full-path="Fonts/Font_TeXGyreTermes_2.ttf" manifest:media-type="application/x-font-ttf"/>
  <manifest:file-entry manifest:full-path="Fonts/Font_TeXGyreTermes_3.ttf" manifest:media-type="application/x-font-ttf"/>
  <manifest:file-entry manifest:full-path="Fonts/Font_TeXGyreTermes_4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/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normal" loext:font-weight="bold">
          <svg:font-face-format svg:string="truetype"/>
        </svg:font-face-uri>
        <svg:font-face-uri xlink:href="Fonts/Font_Lucida_Sans_3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>
      <svg:font-face-src>
        <svg:font-face-uri xlink:href="Fonts/Font_TeXGyreHeros_1.ttf" xlink:type="simple" loext:font-style="normal" loext:font-weight="normal">
          <svg:font-face-format svg:string="truetype"/>
        </svg:font-face-uri>
        <svg:font-face-uri xlink:href="Fonts/Font_TeXGyreHeros_2.ttf" xlink:type="simple" loext:font-style="normal" loext:font-weight="bold">
          <svg:font-face-format svg:string="truetype"/>
        </svg:font-face-uri>
        <svg:font-face-uri xlink:href="Fonts/Font_TeXGyreHeros_3.ttf" xlink:type="simple" loext:font-style="italic" loext:font-weight="normal">
          <svg:font-face-format svg:string="truetype"/>
        </svg:font-face-uri>
        <svg:font-face-uri xlink:href="Fonts/Font_TeXGyreHeros_4.ttf" xlink:type="simple" loext:font-style="italic" loext:font-weight="bold">
          <svg:font-face-format svg:string="truetype"/>
        </svg:font-face-uri>
      </svg:font-face-src>
    </style:font-face>
    <style:font-face style:name="TeXGyreTermes" svg:font-family="TeXGyreTermes" style:font-adornments="Regular" style:font-family-generic="modern" style:font-pitch="variable">
      <svg:font-face-src>
        <svg:font-face-uri xlink:href="Fonts/Font_TeXGyreTermes_1.ttf" xlink:type="simple" loext:font-style="normal" loext:font-weight="normal">
          <svg:font-face-format svg:string="truetype"/>
        </svg:font-face-uri>
        <svg:font-face-uri xlink:href="Fonts/Font_TeXGyreTermes_2.ttf" xlink:type="simple" loext:font-style="normal" loext:font-weight="bold">
          <svg:font-face-format svg:string="truetype"/>
        </svg:font-face-uri>
        <svg:font-face-uri xlink:href="Fonts/Font_TeXGyreTermes_3.ttf" xlink:type="simple" loext:font-style="italic" loext:font-weight="normal">
          <svg:font-face-format svg:string="truetype"/>
        </svg:font-face-uri>
        <svg:font-face-uri xlink:href="Fonts/Font_TeXGyreTermes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Text_20_body">
      <style:text-properties officeooo:paragraph-rsid="00159116"/>
    </style:style>
    <style:style style:name="P2" style:family="paragraph" style:parent-style-name="List_20_1" style:list-style-name="L1"/>
    <style:style style:name="P3" style:family="paragraph" style:parent-style-name="Title">
      <style:paragraph-properties fo:break-before="page"/>
      <style:text-properties officeooo:rsid="000fcd52" officeooo:paragraph-rsid="00159116"/>
    </style:style>
    <style:style style:name="P4" style:family="paragraph" style:parent-style-name="Text_20_body">
      <style:text-properties officeooo:rsid="000fcd52" officeooo:paragraph-rsid="00159116"/>
    </style:style>
    <style:style style:name="P5" style:family="paragraph" style:parent-style-name="List_20_1" style:list-style-name="L2"/>
    <style:style style:name="P6" style:family="paragraph" style:parent-style-name="List_20_1" style:list-style-name="L3"/>
    <style:style style:name="T1" style:family="text">
      <style:text-properties officeooo:rsid="000fcd52"/>
    </style:style>
    <style:style style:name="T2" style:family="text">
      <style:text-properties officeooo:rsid="000e46a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ample <text:span text:style-name="T1">1</text:span></text:p>
      <text:p text:style-name="P1">Consider <text:span text:style-name="T2">a</text:span> population of bacteria <text:span text:style-name="T2">that</text:span> grows according to the function <draw:frame draw:style-name="fr1" draw:name="Object1" text:anchor-type="as-char" svg:y="-0.3811in" svg:width="2.6764in" svg:height="0.4752in" draw:z-index="0"><draw:object xlink:href="./Object 1" xlink:type="simple" xlink:show="embed" xlink:actuate="onLoad"/><draw:image xlink:href="./ObjectReplacements/Object 1" xlink:type="simple" xlink:show="embed" xlink:actuate="onLoad"/><svg:title>f(t) = 200 * 1.0202^t</svg:title><svg:desc>formula</svg:desc></draw:frame>, where <draw:frame draw:style-name="fr1" draw:name="Object2" text:anchor-type="as-char" svg:y="-0.3575in" svg:width="0.1217in" svg:height="0.4472in" draw:z-index="1"><draw:object xlink:href="./Object 2" xlink:type="simple" xlink:show="embed" xlink:actuate="onLoad"/><draw:image xlink:href="./ObjectReplacements/Object 2" xlink:type="simple" xlink:show="embed" xlink:actuate="onLoad"/><svg:title>t</svg:title></draw:frame><text:s/>is measured in minutes.</text:p>
      <text:list text:style-name="L1">
        <text:list-item>
          <text:p text:style-name="P2">What is the initial population of bacteria?</text:p>
        </text:list-item>
        <text:list-item>
          <text:p text:style-name="P2">What is the growth factor for the population?</text:p>
        </text:list-item>
        <text:list-item>
          <text:p text:style-name="P2">What is the hourly growth factor for the population?</text:p>
        </text:list-item>
        <text:list-item>
          <text:p text:style-name="P2">How many bacteria are present in the population after 5 hours (300 minutes)?</text:p>
        </text:list-item>
        <text:list-item>
          <text:p text:style-name="P2">When does the population reach 100,000 bacteria?</text:p>
        </text:list-item>
      </text:list>
      <text:p text:style-name="P3">Example 2</text:p>
      <text:p text:style-name="P4">A culture of bacteria doubles in 3 hours.</text:p>
      <text:list text:style-name="L2">
        <text:list-item>
          <text:p text:style-name="P5">What is the hourly growth factor?</text:p>
        </text:list-item>
        <text:list-item>
          <text:p text:style-name="P5">How many hours does it take to multiply by 10?</text:p>
        </text:list-item>
      </text:list>
      <text:p text:style-name="P3">Example 3</text:p>
      <text:p text:style-name="P4">One of the most common applications of an exponential decay model is carbon dating. The half-life of carbon-14 is approximately 5730 years - meaning, after that many years, half the material has converted from the carbon-14 to nitrogen-14.</text:p>
      <text:list text:style-name="L3">
        <text:list-item>
          <text:p text:style-name="P6">What is the annual decay factor for carbon-14 decay?</text:p>
        </text:list-item>
        <text:list-item>
          <text:p text:style-name="P6">If we have 100g of carbon-14 today, how much is left in 50 years?</text:p>
        </text:list-item>
        <text:list-item>
          <text:p text:style-name="P6">If an artifact that originally contained 100g of carbon-14 now contains 10g of carbon-14, how old is it? Round the answer to the nearest hundred yea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style:page-number="auto"/>
      <style:text-properties style:font-name="TeXGyreTermes" fo:font-family="TeXGyreTermes" style:font-style-name="Regular" style:font-family-generic="modern" style:font-pitch="variable" fo:font-size="24pt" officeooo:rsid="0011c94f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style:font-name="TeXGyreHeros" fo:font-family="TeXGyreHeros" style:font-style-name="Bold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 style:master-page-name="">
      <style:paragraph-properties fo:margin-left="0in" fo:margin-top="0in" fo:margin-bottom="0.3299in" style:contextual-spacing="false" fo:text-indent="0in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alculus-volume-1/pages/1-introduction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6:01:23.551000000</meta:creation-date>
    <meta:editing-cycles>7</meta:editing-cycles>
    <meta:editing-duration>PT21M26S</meta:editing-duration>
    <dc:title>Exponential Growth and Decay - Backgrounds</dc:title>
    <meta:generator>LibreOffice/24.8.2.1$Windows_X86_64 LibreOffice_project/0f794b6e29741098670a3b95d60478a65d05ef13</meta:generator>
    <dc:date>2024-10-25T16:24:54.727000000</dc:date>
    <meta:print-date>2024-10-25T16:20:43.438000000</meta:print-date>
    <meta:printed-by>PDF files</meta:printed-by>
    <meta:document-statistic meta:table-count="0" meta:image-count="0" meta:object-count="2" meta:page-count="3" meta:paragraph-count="17" meta:word-count="193" meta:character-count="1125" meta:non-whitespace-character-count="958"/>
    <meta:template xlink:type="simple" xlink:actuate="onRequest" xlink:title="Video Slide" xlink:href="../../../../../AppData/Roaming/LibreOffice/4/user/template/Video%20Slide.ott" meta:date="2024-10-25T16:01:23.23600000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n>200</mn>
          <mo stretchy="false">×</mo>
          <msup>
            <mn>1.0202</mn>
            <mi>t</mi>
          </msup>
        </mrow>
      </mrow>
    </mrow>
    <annotation encoding="StarMath 5.0">f( t ) = 200 times 1.0202 ^ t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